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62.81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990000"/>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8" style:family="table-cell" style:parent-style-name="Default">
      <style:paragraph-properties style:writing-mode="rl-tb"/>
      <style:text-properties style:font-name="XB Tabriz" fo:font-size="14pt" style:font-size-asian="14pt" style:font-name-complex="XB Tabriz" style:font-size-complex="14pt"/>
    </style:style>
    <style:style style:name="ce19" style:family="table-cell" style:parent-style-name="Default">
      <style:table-cell-properties fo:background-color="#ffcc00"/>
      <style:text-properties style:font-name="XB Tabriz" fo:font-size="14pt" style:font-size-asian="14pt" style:font-name-complex="XB Tabriz" style:font-size-complex="14pt"/>
    </style:style>
    <style:style style:name="ce20" style:family="table-cell" style:parent-style-name="Default">
      <style:table-cell-properties fo:background-color="#ffff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9"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office:value-type="string" calcext:value-type="string">
            <text:p>عداد</text:p>
          </table:table-cell>
          <table:table-cell office:value-type="string" calcext:value-type="string">
            <text:p>pervaiz sb’s sugestion</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9"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709.3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office:value-type="string" calcext:value-type="string">
            <text:p>pervaiz sb’s suggestion</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4"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5"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6"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7"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8"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9"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359.5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0"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1"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0"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5"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9"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0"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4" office:value-type="string" calcext:value-type="string">
            <text:p>خط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9"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9"/>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9"/>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9"/>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0"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0"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0"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0"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9"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0"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0"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9"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5"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5"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office:value-type="string" calcext:value-type="string">
            <text:p>حلقہ</text:p>
          </table:table-cell>
          <table:table-cell office:value-type="string" calcext:value-type="string">
            <text:p>pervaiz sb’s suggestion</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0"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0" office:value-type="string" calcext:value-type="string">
            <text:p>مستحکم، متوازن، مضبوط، پائیدار، نا پائیدار</text:p>
          </table:table-cell>
          <table:table-cell table:style-name="ce20"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9"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معقول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of revolution</text:p>
          </table:table-cell>
          <table:table-cell table:style-name="ce19"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8"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8"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8"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8"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70">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4.83pt" draw:z-index="5" draw:style-name="gr3" draw:text-style-name="P3" svg:width="39.49pt" svg:height="15.05pt" svg:x="64.26pt" svg:y="22.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10">00/00/0000</text:date>, <text:time style:data-style-name="N2" text:time-value="11:17:24.4943605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10T11:18:37.998297474</dc:date>
    <meta:editing-duration>P80DT22H17M36S</meta:editing-duration>
    <meta:editing-cycles>3219</meta:editing-cycles>
    <meta:generator>LibreOffice/5.1.6.2$Linux_X86_64 LibreOffice_project/10m0$Build-2</meta:generator>
    <meta:document-statistic meta:table-count="3" meta:cell-count="550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